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mm"/>
    </style:style>
    <style:style style:name="co2" style:family="table-column">
      <style:table-column-properties fo:break-before="auto" style:column-width="119.03mm"/>
    </style:style>
    <style:style style:name="co3" style:family="table-column">
      <style:table-column-properties fo:break-before="auto" style:column-width="27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5.3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108">
      <style:table-cell-properties fo:background-color="#999999" fo:border="0.06pt solid #000000"/>
    </style:style>
    <style:style style:name="ce5" style:family="table-cell" style:parent-style-name="Default" style:data-style-name="N10108">
      <style:table-cell-properties fo:border="0.06pt solid #000000"/>
    </style:style>
    <style:style style:name="ce6" style:family="table-cell" style:parent-style-name="Default" style:data-style-name="N10000">
      <style:table-cell-properties fo:border="0.06pt solid #000000"/>
    </style:style>
    <style:style style:name="ce7" style:family="table-cell" style:parent-style-name="Default" style:data-style-name="N10108">
      <style:table-cell-properties fo:border="0.06pt solid #000000"/>
      <style:text-properties fo:color="#000000" style:font-name="ArialMT" fo:language="none" fo:country="none" style:font-name-asian="ArialMT" style:language-asian="none" style:country-asian="none" style:font-name-complex="ArialMT" style:language-complex="none" style:country-complex="none"/>
    </style:style>
    <style:style style:name="ce8" style:family="table-cell" style:parent-style-name="Default" style:data-style-name="N10108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4" office:value-type="string" calcext:value-type="string">
            <text:p>Cena (szt)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</text:p>
          </table:table-cell>
          <table:table-cell office:value-type="currency" office:currency="PLN" office:value="6.3" calcext:value-type="currency">
            <text:p>6,30 zł</text:p>
          </table:table-cell>
          <table:table-cell table:number-columns-repeated="3"/>
        </table:table-row>
        <table:table-row table:style-name="ro2">
          <table:table-cell office:value-type="float" office:value="9603" calcext:value-type="float">
            <text:p>9603</text:p>
          </table:table-cell>
          <table:table-cell office:value-type="string" calcext:value-type="string">
            <text:p/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  <table:table-cell table:number-columns-repeated="3"/>
        </table:table-row>
        <table:table-row table:style-name="ro3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  <table:table-cell table:number-columns-repeated="3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  <table:table-cell table:number-columns-repeated="3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  <table:table-cell table:number-columns-repeated="3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  <table:table-cell table:number-columns-repeated="3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  <table:table-cell table:number-columns-repeated="3"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  <table:table-cell table:number-columns-repeated="3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  <table:table-cell table:number-columns-repeated="3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  <table:table-cell table:number-columns-repeated="3"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  <table:table-cell table:number-columns-repeated="3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  <table:table-cell table:number-columns-repeated="3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  <table:table-cell table:number-columns-repeated="3"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  <table:table-cell table:number-columns-repeated="3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  <table:table-cell table:number-columns-repeated="3"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  <table:table-cell table:number-columns-repeated="3"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  <table:table-cell table:number-columns-repeated="3"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  <table:table-cell table:number-columns-repeated="3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  <table:table-cell table:number-columns-repeated="3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  <table:table-cell table:number-columns-repeated="3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  <table:table-cell table:number-columns-repeated="3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  <table:table-cell table:number-columns-repeated="3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  <table:table-cell table:number-columns-repeated="3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  <table:table-cell table:number-columns-repeated="3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  <table:table-cell table:number-columns-repeated="3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  <table:table-cell table:number-columns-repeated="3"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  <table:table-cell table:number-columns-repeated="3"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  <table:table-cell table:number-columns-repeated="3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  <table:table-cell table:number-columns-repeated="3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  <table:table-cell table:number-columns-repeated="3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  <table:table-cell table:number-columns-repeated="3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  <table:table-cell table:number-columns-repeated="3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  <table:table-cell table:number-columns-repeated="3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  <table:table-cell table:number-columns-repeated="3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  <table:table-cell table:number-columns-repeated="3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  <table:table-cell table:number-columns-repeated="3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  <table:table-cell table:number-columns-repeated="3"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  <table:table-cell table:number-columns-repeated="3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  <table:table-cell table:number-columns-repeated="3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  <table:table-cell table:number-columns-repeated="3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  <table:table-cell table:number-columns-repeated="3"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  <table:table-cell table:number-columns-repeated="3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  <table:table-cell table:number-columns-repeated="3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  <table:table-cell table:number-columns-repeated="3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  <table:table-cell table:number-columns-repeated="3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  <table:table-cell table:number-columns-repeated="3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  <table:table-cell table:number-columns-repeated="3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  <table:table-cell table:number-columns-repeated="3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  <table:table-cell table:number-columns-repeated="3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  <table:table-cell table:number-columns-repeated="3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table:style-name="ce6"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"</text:p>
          </table:table-cell>
          <table:table-cell table:style-name="ce7" office:value-type="currency" office:currency="PLN" office:value="1339" calcext:value-type="currency">
            <text:p>1 33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"</text:p>
          </table:table-cell>
          <table:table-cell table:style-name="ce7" office:value-type="currency" office:currency="PLN" office:value="1499" calcext:value-type="currency">
            <text:p>1 49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"</text:p>
          </table:table-cell>
          <table:table-cell table:style-name="ce7" office:value-type="currency" office:currency="PLN" office:value="1499" calcext:value-type="currency">
            <text:p>1 49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"</text:p>
          </table:table-cell>
          <table:table-cell table:style-name="ce7" office:value-type="currency" office:currency="PLN" office:value="1599" calcext:value-type="currency">
            <text:p>1 59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"</text:p>
          </table:table-cell>
          <table:table-cell table:style-name="ce7" office:value-type="currency" office:currency="PLN" office:value="422.99" calcext:value-type="currency">
            <text:p>422,99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"</text:p>
          </table:table-cell>
          <table:table-cell table:style-name="ce7" office:value-type="currency" office:currency="PLN" office:value="919.99" calcext:value-type="currency">
            <text:p>919,99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"</text:p>
          </table:table-cell>
          <table:table-cell table:style-name="ce7" office:value-type="currency" office:currency="PLN" office:value="519.99" calcext:value-type="currency">
            <text:p>519,99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"</text:p>
          </table:table-cell>
          <table:table-cell table:style-name="ce7" office:value-type="currency" office:currency="PLN" office:value="529" calcext:value-type="currency">
            <text:p>52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"</text:p>
          </table:table-cell>
          <table:table-cell table:style-name="ce7" office:value-type="currency" office:currency="PLN" office:value="839" calcext:value-type="currency">
            <text:p>839,00 zł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2"/>
          <table:table-cell table:style-name="ce8" table:formula="of:=SUM([.C2:.C115])" office:value-type="currency" office:currency="PLN" office:value="74798.29" calcext:value-type="currency">
            <text:p>74 798,29 zł</text:p>
          </table:table-cell>
          <table:table-cell table:number-columns-repeated="3"/>
        </table:table-row>
        <table:table-row table:style-name="ro1" table:number-rows-repeated="2678">
          <table:table-cell table:style-name="ce3" table:number-columns-repeated="2"/>
          <table:table-cell table:style-name="ce8"/>
          <table:table-cell table:number-columns-repeated="3"/>
        </table:table-row>
        <table:table-row table:style-name="ro1" table:number-rows-repeated="104578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00:07.399108039</meta:creation-date>
    <dc:date>2017-12-10T16:50:32.405379092</dc:date>
    <meta:editing-duration>PT7M44S</meta:editing-duration>
    <meta:editing-cycles>1</meta:editing-cycles>
    <meta:generator>LibreOffice/5.4.2.2$MacOSX_X86_64 LibreOffice_project/22b09f6418e8c2d508a9eaf86b2399209b0990f4</meta:generator>
    <meta:document-statistic meta:table-count="1" meta:cell-count="356" meta:object-count="0"/>
  </office:meta>
</office:document-meta>
</file>